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2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5.914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Sun Nov 29 23:19:10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205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2noint.csv</text:p>
          </table:table-cell>
        </table:table-row>
        <table:table-row table:style-name="ro1">
          <table:table-cell office:value-type="string">
            <text:p>Interaction mode: No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>
            <draw:frame table:end-cell-address="Sheet1.H33" table:end-x="0.816cm" table:end-y="0.027cm" draw:z-index="0" draw:style-name="gr1" svg:width="13.672cm" svg:height="9.192cm" svg:x="0.956cm" svg:y="0.32cm">
              <draw:object draw:notify-on-update-of-ranges="Sheet1.A13:Sheet1.A104 Sheet1.B13:Sheet1.B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-0.216845557">
            <text:p>-0.22</text:p>
          </table:table-cell>
          <table:table-cell office:value-type="float" office:value="24496456">
            <text:p>24496456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-0.216960505">
            <text:p>-0.22</text:p>
          </table:table-cell>
          <table:table-cell office:value-type="float" office:value="24509442">
            <text:p>24509442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-0.216939136">
            <text:p>-0.22</text:p>
          </table:table-cell>
          <table:table-cell office:value-type="float" office:value="24507028">
            <text:p>24507028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-0.433976114">
            <text:p>-0.43</text:p>
          </table:table-cell>
          <table:table-cell office:value-type="float" office:value="49025108">
            <text:p>49025108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-0.216980562">
            <text:p>-0.22</text:p>
          </table:table-cell>
          <table:table-cell office:value-type="float" office:value="24511708">
            <text:p>24511708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-0.216957688">
            <text:p>-0.22</text:p>
          </table:table-cell>
          <table:table-cell office:value-type="float" office:value="24509124">
            <text:p>24509124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-0.433968633">
            <text:p>-0.43</text:p>
          </table:table-cell>
          <table:table-cell office:value-type="float" office:value="49024262">
            <text:p>49024262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-0.216898486">
            <text:p>-0.22</text:p>
          </table:table-cell>
          <table:table-cell office:value-type="float" office:value="24502436">
            <text:p>24502436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-0.434084862">
            <text:p>-0.43</text:p>
          </table:table-cell>
          <table:table-cell office:value-type="float" office:value="49037392">
            <text:p>49037392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-0.434013039">
            <text:p>-0.43</text:p>
          </table:table-cell>
          <table:table-cell office:value-type="float" office:value="49029280">
            <text:p>49029280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-0.217052028">
            <text:p>-0.22</text:p>
          </table:table-cell>
          <table:table-cell office:value-type="float" office:value="24519780">
            <text:p>24519780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-0.217049137">
            <text:p>-0.22</text:p>
          </table:table-cell>
          <table:table-cell office:value-type="float" office:value="24519454">
            <text:p>24519454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-0.434187829">
            <text:p>-0.43</text:p>
          </table:table-cell>
          <table:table-cell office:value-type="float" office:value="49049026">
            <text:p>49049026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-0.434228212">
            <text:p>-0.43</text:p>
          </table:table-cell>
          <table:table-cell office:value-type="float" office:value="49053588">
            <text:p>49053588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-0.217105597">
            <text:p>-0.22</text:p>
          </table:table-cell>
          <table:table-cell office:value-type="float" office:value="24525832">
            <text:p>24525832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-0.434058636">
            <text:p>-0.43</text:p>
          </table:table-cell>
          <table:table-cell office:value-type="float" office:value="49034434">
            <text:p>49034434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-0.434223711">
            <text:p>-0.43</text:p>
          </table:table-cell>
          <table:table-cell office:value-type="float" office:value="49053078">
            <text:p>49053078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-0.434272617">
            <text:p>-0.43</text:p>
          </table:table-cell>
          <table:table-cell office:value-type="float" office:value="49058604">
            <text:p>49058604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-0.217066452">
            <text:p>-0.22</text:p>
          </table:table-cell>
          <table:table-cell office:value-type="float" office:value="24521410">
            <text:p>24521410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-0.651372075">
            <text:p>-0.65</text:p>
          </table:table-cell>
          <table:table-cell office:value-type="float" office:value="73583740">
            <text:p>73583740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-0.434395522">
            <text:p>-0.43</text:p>
          </table:table-cell>
          <table:table-cell office:value-type="float" office:value="49072490">
            <text:p>4907249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-0.434152991">
            <text:p>-0.43</text:p>
          </table:table-cell>
          <table:table-cell office:value-type="float" office:value="49045088">
            <text:p>49045088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-0.434209377">
            <text:p>-0.43</text:p>
          </table:table-cell>
          <table:table-cell office:value-type="float" office:value="49051460">
            <text:p>49051460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-0.434340149">
            <text:p>-0.43</text:p>
          </table:table-cell>
          <table:table-cell office:value-type="float" office:value="49066230">
            <text:p>49066230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-0.217094406">
            <text:p>-0.22</text:p>
          </table:table-cell>
          <table:table-cell office:value-type="float" office:value="24524568">
            <text:p>24524568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-0.434263408">
            <text:p>-0.43</text:p>
          </table:table-cell>
          <table:table-cell office:value-type="float" office:value="49057564">
            <text:p>49057564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-0.434188098">
            <text:p>-0.43</text:p>
          </table:table-cell>
          <table:table-cell office:value-type="float" office:value="49049056">
            <text:p>49049056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-0.21710968">
            <text:p>-0.22</text:p>
          </table:table-cell>
          <table:table-cell office:value-type="float" office:value="24526294">
            <text:p>24526294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-0.43421033">
            <text:p>-0.43</text:p>
          </table:table-cell>
          <table:table-cell office:value-type="float" office:value="49051570">
            <text:p>49051570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-0.434304953">
            <text:p>-0.43</text:p>
          </table:table-cell>
          <table:table-cell office:value-type="float" office:value="49062258">
            <text:p>49062258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-0.21705541">
            <text:p>-0.22</text:p>
          </table:table-cell>
          <table:table-cell office:value-type="float" office:value="24520162">
            <text:p>24520162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-0.434120983">
            <text:p>-0.43</text:p>
          </table:table-cell>
          <table:table-cell office:value-type="float" office:value="49041472">
            <text:p>49041472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-0.868328631">
            <text:p>-0.87</text:p>
          </table:table-cell>
          <table:table-cell office:value-type="float" office:value="98092738">
            <text:p>98092738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-0.434263021">
            <text:p>-0.43</text:p>
          </table:table-cell>
          <table:table-cell office:value-type="float" office:value="49057518">
            <text:p>49057518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-0.43417871">
            <text:p>-0.43</text:p>
          </table:table-cell>
          <table:table-cell office:value-type="float" office:value="49047996">
            <text:p>49047996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-0.217034727">
            <text:p>-0.22</text:p>
          </table:table-cell>
          <table:table-cell office:value-type="float" office:value="24517826">
            <text:p>24517826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-0.43420282">
            <text:p>-0.43</text:p>
          </table:table-cell>
          <table:table-cell office:value-type="float" office:value="49050722">
            <text:p>49050722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-0.21704188">
            <text:p>-0.22</text:p>
          </table:table-cell>
          <table:table-cell office:value-type="float" office:value="24518634">
            <text:p>24518634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-0.434228003">
            <text:p>-0.43</text:p>
          </table:table-cell>
          <table:table-cell office:value-type="float" office:value="49053564">
            <text:p>49053564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-0.434407562">
            <text:p>-0.43</text:p>
          </table:table-cell>
          <table:table-cell office:value-type="float" office:value="49073848">
            <text:p>49073848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-0.434214801">
            <text:p>-0.43</text:p>
          </table:table-cell>
          <table:table-cell office:value-type="float" office:value="49052070">
            <text:p>49052070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-0.434189886">
            <text:p>-0.43</text:p>
          </table:table-cell>
          <table:table-cell office:value-type="float" office:value="49049254">
            <text:p>49049254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-0.217153147">
            <text:p>-0.22</text:p>
          </table:table-cell>
          <table:table-cell office:value-type="float" office:value="24531204">
            <text:p>24531204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-0.434073836">
            <text:p>-0.43</text:p>
          </table:table-cell>
          <table:table-cell office:value-type="float" office:value="49036148">
            <text:p>49036148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-0.434196562">
            <text:p>-0.43</text:p>
          </table:table-cell>
          <table:table-cell office:value-type="float" office:value="49050012">
            <text:p>49050012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-0.434351474">
            <text:p>-0.43</text:p>
          </table:table-cell>
          <table:table-cell office:value-type="float" office:value="49067512">
            <text:p>49067512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-0.868344963">
            <text:p>-0.87</text:p>
          </table:table-cell>
          <table:table-cell office:value-type="float" office:value="98094584">
            <text:p>98094584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-0.434169829">
            <text:p>-0.43</text:p>
          </table:table-cell>
          <table:table-cell office:value-type="float" office:value="49046994">
            <text:p>49046994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-0.217242554">
            <text:p>-0.22</text:p>
          </table:table-cell>
          <table:table-cell office:value-type="float" office:value="24541304">
            <text:p>24541304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-0.651260495">
            <text:p>-0.65</text:p>
          </table:table-cell>
          <table:table-cell office:value-type="float" office:value="73571132">
            <text:p>73571132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-0.434248656">
            <text:p>-0.43</text:p>
          </table:table-cell>
          <table:table-cell office:value-type="float" office:value="49055894">
            <text:p>49055894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-0.434247434">
            <text:p>-0.43</text:p>
          </table:table-cell>
          <table:table-cell office:value-type="float" office:value="49055762">
            <text:p>49055762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-0.434175462">
            <text:p>-0.43</text:p>
          </table:table-cell>
          <table:table-cell office:value-type="float" office:value="49047628">
            <text:p>49047628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-0.434379369">
            <text:p>-0.43</text:p>
          </table:table-cell>
          <table:table-cell office:value-type="float" office:value="49070666">
            <text:p>49070666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-0.434128642">
            <text:p>-0.43</text:p>
          </table:table-cell>
          <table:table-cell office:value-type="float" office:value="49042340">
            <text:p>49042340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-0.651638567">
            <text:p>-0.65</text:p>
          </table:table-cell>
          <table:table-cell office:value-type="float" office:value="73613848">
            <text:p>73613848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-0.434163451">
            <text:p>-0.43</text:p>
          </table:table-cell>
          <table:table-cell office:value-type="float" office:value="49046272">
            <text:p>49046272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-0.434233367">
            <text:p>-0.43</text:p>
          </table:table-cell>
          <table:table-cell office:value-type="float" office:value="49054170">
            <text:p>49054170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-0.434175789">
            <text:p>-0.43</text:p>
          </table:table-cell>
          <table:table-cell office:value-type="float" office:value="49047666">
            <text:p>49047666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-0.434243828">
            <text:p>-0.43</text:p>
          </table:table-cell>
          <table:table-cell office:value-type="float" office:value="49055352">
            <text:p>49055352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-0.434502304">
            <text:p>-0.43</text:p>
          </table:table-cell>
          <table:table-cell office:value-type="float" office:value="49084550">
            <text:p>49084550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-0.434220761">
            <text:p>-0.43</text:p>
          </table:table-cell>
          <table:table-cell office:value-type="float" office:value="49052742">
            <text:p>49052742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-0.217128858">
            <text:p>-0.22</text:p>
          </table:table-cell>
          <table:table-cell office:value-type="float" office:value="24528460">
            <text:p>24528460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-0.434179574">
            <text:p>-0.43</text:p>
          </table:table-cell>
          <table:table-cell office:value-type="float" office:value="49048092">
            <text:p>49048092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-0.651463032">
            <text:p>-0.65</text:p>
          </table:table-cell>
          <table:table-cell office:value-type="float" office:value="73594018">
            <text:p>73594018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-0.434372038">
            <text:p>-0.43</text:p>
          </table:table-cell>
          <table:table-cell office:value-type="float" office:value="49069836">
            <text:p>49069836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-0.434173942">
            <text:p>-0.43</text:p>
          </table:table-cell>
          <table:table-cell office:value-type="float" office:value="49047454">
            <text:p>49047454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-0.434210539">
            <text:p>-0.43</text:p>
          </table:table-cell>
          <table:table-cell office:value-type="float" office:value="49051594">
            <text:p>49051594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-0.434491843">
            <text:p>-0.43</text:p>
          </table:table-cell>
          <table:table-cell office:value-type="float" office:value="49083366">
            <text:p>49083366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-0.868606508">
            <text:p>-0.87</text:p>
          </table:table-cell>
          <table:table-cell office:value-type="float" office:value="98124126">
            <text:p>98124126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-0.434314251">
            <text:p>-0.43</text:p>
          </table:table-cell>
          <table:table-cell office:value-type="float" office:value="49063308">
            <text:p>49063308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-0.434265882">
            <text:p>-0.43</text:p>
          </table:table-cell>
          <table:table-cell office:value-type="float" office:value="49057844">
            <text:p>49057844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-0.217194349">
            <text:p>-0.22</text:p>
          </table:table-cell>
          <table:table-cell office:value-type="float" office:value="24535858">
            <text:p>24535858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-0.434378624">
            <text:p>-0.43</text:p>
          </table:table-cell>
          <table:table-cell office:value-type="float" office:value="49070580">
            <text:p>49070580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-0.43428576">
            <text:p>-0.43</text:p>
          </table:table-cell>
          <table:table-cell office:value-type="float" office:value="49060090">
            <text:p>49060090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-0.434320182">
            <text:p>-0.43</text:p>
          </table:table-cell>
          <table:table-cell office:value-type="float" office:value="49063974">
            <text:p>49063974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-0.434317976">
            <text:p>-0.43</text:p>
          </table:table-cell>
          <table:table-cell office:value-type="float" office:value="49063728">
            <text:p>49063728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-0.217217132">
            <text:p>-0.22</text:p>
          </table:table-cell>
          <table:table-cell office:value-type="float" office:value="24538432">
            <text:p>24538432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-0.434460253">
            <text:p>-0.43</text:p>
          </table:table-cell>
          <table:table-cell office:value-type="float" office:value="49079798">
            <text:p>49079798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-0.868759871">
            <text:p>-0.87</text:p>
          </table:table-cell>
          <table:table-cell office:value-type="float" office:value="98141456">
            <text:p>98141456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-0.434509248">
            <text:p>-0.43</text:p>
          </table:table-cell>
          <table:table-cell office:value-type="float" office:value="49085336">
            <text:p>49085336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-0.108559012">
            <text:p>-0.11</text:p>
          </table:table-cell>
          <table:table-cell office:value-type="float" office:value="12263618">
            <text:p>12263618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-0.651663423">
            <text:p>-0.65</text:p>
          </table:table-cell>
          <table:table-cell office:value-type="float" office:value="73616656">
            <text:p>73616656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-0.217150852">
            <text:p>-0.22</text:p>
          </table:table-cell>
          <table:table-cell office:value-type="float" office:value="24530944">
            <text:p>24530944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-0.434490979">
            <text:p>-0.43</text:p>
          </table:table-cell>
          <table:table-cell office:value-type="float" office:value="49083274">
            <text:p>49083274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-0.434420526">
            <text:p>-0.43</text:p>
          </table:table-cell>
          <table:table-cell office:value-type="float" office:value="49075314">
            <text:p>49075314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-0.434437841">
            <text:p>-0.43</text:p>
          </table:table-cell>
          <table:table-cell office:value-type="float" office:value="49077268">
            <text:p>49077268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-0.217150107">
            <text:p>-0.22</text:p>
          </table:table-cell>
          <table:table-cell office:value-type="float" office:value="24530860">
            <text:p>24530860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-0.217241868">
            <text:p>-0.22</text:p>
          </table:table-cell>
          <table:table-cell office:value-type="float" office:value="24541226">
            <text:p>24541226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-0.434404224">
            <text:p>-0.43</text:p>
          </table:table-cell>
          <table:table-cell office:value-type="float" office:value="49073474">
            <text:p>49073474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-0.217195034">
            <text:p>-0.22</text:p>
          </table:table-cell>
          <table:table-cell office:value-type="float" office:value="24535936">
            <text:p>24535936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-0.217272937">
            <text:p>-0.22</text:p>
          </table:table-cell>
          <table:table-cell office:value-type="float" office:value="24544736">
            <text:p>2454473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/11/2009</text:date>, <text:time>00:3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Arthur Gordon-Wright</dc:creator>
    <dc:date>2009-11-30T00:30:2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3.673cm" svg:height="9.193cm" chart:class="chart:scatter" chart:style-name="ch1">
        <chart:plot-area chart:style-name="ch2" table:cell-range-address="Sheet1.A13:Sheet1.B104" svg:x="0.273cm" svg:y="0.183cm" svg:width="13.126cm" svg:height="8.826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3:Sheet1.B104" chart:class="chart:scatter">
            <chart:domain table:cell-range-address="Sheet1.A13:Sheet1.A104"/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</table:table-cell>
              <table:table-cell office:value-type="float" office:value="0.7071068">
                <text:p>0.7071068</text:p>
              </table:table-cell>
              <table:table-cell office:value-type="float" office:value="-0.216845557">
                <text:p>-0.21684555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2232947">
                <text:p>1.2232947</text:p>
              </table:table-cell>
              <table:table-cell office:value-type="float" office:value="-0.216960505">
                <text:p>-0.21696050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4142136">
                <text:p>1.4142136</text:p>
              </table:table-cell>
              <table:table-cell office:value-type="float" office:value="-0.216939136">
                <text:p>-0.21693913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873833">
                <text:p>1.873833</text:p>
              </table:table-cell>
              <table:table-cell office:value-type="float" office:value="-0.433976114">
                <text:p>-0.43397611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.1213203">
                <text:p>2.1213203</text:p>
              </table:table-cell>
              <table:table-cell office:value-type="float" office:value="-0.216980562">
                <text:p>-0.21698056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.4465895">
                <text:p>2.4465895</text:p>
              </table:table-cell>
              <table:table-cell office:value-type="float" office:value="-0.216957688">
                <text:p>-0.216957688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2.5526555">
                <text:p>2.5526555</text:p>
              </table:table-cell>
              <table:table-cell office:value-type="float" office:value="-0.433968633">
                <text:p>-0.43396863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2.8284271">
                <text:p>2.8284271</text:p>
              </table:table-cell>
              <table:table-cell office:value-type="float" office:value="-0.216898486">
                <text:p>-0.216898486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3.0829856">
                <text:p>3.0829856</text:p>
              </table:table-cell>
              <table:table-cell office:value-type="float" office:value="-0.434084862">
                <text:p>-0.43408486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3.2385491">
                <text:p>3.2385491</text:p>
              </table:table-cell>
              <table:table-cell office:value-type="float" office:value="-0.434013039">
                <text:p>-0.434013039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3.5355339">
                <text:p>3.5355339</text:p>
              </table:table-cell>
              <table:table-cell office:value-type="float" office:value="-0.217052028">
                <text:p>-0.217052028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3.6769553">
                <text:p>3.6769553</text:p>
              </table:table-cell>
              <table:table-cell office:value-type="float" office:value="-0.217049137">
                <text:p>-0.21704913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.7405949">
                <text:p>3.7405949</text:p>
              </table:table-cell>
              <table:table-cell office:value-type="float" office:value="-0.434187829">
                <text:p>-0.43418782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.9385848">
                <text:p>3.9385848</text:p>
              </table:table-cell>
              <table:table-cell office:value-type="float" office:value="-0.434228212">
                <text:p>-0.434228212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4.2426407">
                <text:p>4.2426407</text:p>
              </table:table-cell>
              <table:table-cell office:value-type="float" office:value="-0.217105597">
                <text:p>-0.21710559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.2992092">
                <text:p>4.2992092</text:p>
              </table:table-cell>
              <table:table-cell office:value-type="float" office:value="-0.434058636">
                <text:p>-0.43405863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.4123463">
                <text:p>4.4123463</text:p>
              </table:table-cell>
              <table:table-cell office:value-type="float" office:value="-0.434223711">
                <text:p>-0.43422371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4.6386205">
                <text:p>4.6386205</text:p>
              </table:table-cell>
              <table:table-cell office:value-type="float" office:value="-0.434272617">
                <text:p>-0.434272617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4.90025">
                <text:p>4.90025</text:p>
              </table:table-cell>
              <table:table-cell office:value-type="float" office:value="-0.217066452">
                <text:p>-0.217066452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4.9497475">
                <text:p>4.9497475</text:p>
              </table:table-cell>
              <table:table-cell office:value-type="float" office:value="-0.651372075">
                <text:p>-0.65137207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5.0982399">
                <text:p>5.0982399</text:p>
              </table:table-cell>
              <table:table-cell office:value-type="float" office:value="-0.434395522">
                <text:p>-0.43439552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5.3386562">
                <text:p>5.3386562</text:p>
              </table:table-cell>
              <table:table-cell office:value-type="float" office:value="-0.434152991">
                <text:p>-0.434152991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5.522504">
                <text:p>5.522504</text:p>
              </table:table-cell>
              <table:table-cell office:value-type="float" office:value="-0.434209377">
                <text:p>-0.434209377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5.6144278">
                <text:p>5.6144278</text:p>
              </table:table-cell>
              <table:table-cell office:value-type="float" office:value="-0.434340149">
                <text:p>-0.43434014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5.6568542">
                <text:p>5.6568542</text:p>
              </table:table-cell>
              <table:table-cell office:value-type="float" office:value="-0.217094406">
                <text:p>-0.217094406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5.7912045">
                <text:p>5.7912045</text:p>
              </table:table-cell>
              <table:table-cell office:value-type="float" office:value="-0.434263408">
                <text:p>-0.434263408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.0386919">
                <text:p>6.0386919</text:p>
              </table:table-cell>
              <table:table-cell office:value-type="float" office:value="-0.434188098">
                <text:p>-0.43418809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.1235447">
                <text:p>6.1235447</text:p>
              </table:table-cell>
              <table:table-cell office:value-type="float" office:value="-0.21710968">
                <text:p>-0.21710968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.1659711">
                <text:p>6.1659711</text:p>
              </table:table-cell>
              <table:table-cell office:value-type="float" office:value="-0.43421033">
                <text:p>-0.43421033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.2861793">
                <text:p>6.2861793</text:p>
              </table:table-cell>
              <table:table-cell office:value-type="float" office:value="-0.434304953">
                <text:p>-0.43430495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.363961">
                <text:p>6.363961</text:p>
              </table:table-cell>
              <table:table-cell office:value-type="float" office:value="-0.21705541">
                <text:p>-0.2170554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.4841692">
                <text:p>6.4841692</text:p>
              </table:table-cell>
              <table:table-cell office:value-type="float" office:value="-0.434120983">
                <text:p>-0.434120983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.7457987">
                <text:p>6.7457987</text:p>
              </table:table-cell>
              <table:table-cell office:value-type="float" office:value="-0.868328631">
                <text:p>-0.86832863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.8165094">
                <text:p>6.8165094</text:p>
              </table:table-cell>
              <table:table-cell office:value-type="float" office:value="-0.434263021">
                <text:p>-0.434263021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.9650018">
                <text:p>6.9650018</text:p>
              </table:table-cell>
              <table:table-cell office:value-type="float" office:value="-0.43417871">
                <text:p>-0.43417871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7.0710678">
                <text:p>7.0710678</text:p>
              </table:table-cell>
              <table:table-cell office:value-type="float" office:value="-0.217034727">
                <text:p>-0.217034727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7.1771338">
                <text:p>7.1771338</text:p>
              </table:table-cell>
              <table:table-cell office:value-type="float" office:value="-0.43420282">
                <text:p>-0.4342028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7.3468395">
                <text:p>7.3468395</text:p>
              </table:table-cell>
              <table:table-cell office:value-type="float" office:value="-0.21704188">
                <text:p>-0.21704188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7.3821948">
                <text:p>7.3821948</text:p>
              </table:table-cell>
              <table:table-cell office:value-type="float" office:value="-0.434228003">
                <text:p>-0.434228003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7.4529055">
                <text:p>7.4529055</text:p>
              </table:table-cell>
              <table:table-cell office:value-type="float" office:value="-0.434407562">
                <text:p>-0.43440756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7.4811897">
                <text:p>7.4811897</text:p>
              </table:table-cell>
              <table:table-cell office:value-type="float" office:value="-0.434214801">
                <text:p>-0.434214801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7.6508954">
                <text:p>7.6508954</text:p>
              </table:table-cell>
              <table:table-cell office:value-type="float" office:value="-0.434189886">
                <text:p>-0.434189886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7.7781746">
                <text:p>7.7781746</text:p>
              </table:table-cell>
              <table:table-cell office:value-type="float" office:value="-0.217153147">
                <text:p>-0.21715314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7.8771695">
                <text:p>7.8771695</text:p>
              </table:table-cell>
              <table:table-cell office:value-type="float" office:value="-0.434073836">
                <text:p>-0.43407383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7.9690934">
                <text:p>7.9690934</text:p>
              </table:table-cell>
              <table:table-cell office:value-type="float" office:value="-0.434196562">
                <text:p>-0.434196562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8.032733">
                <text:p>8.032733</text:p>
              </table:table-cell>
              <table:table-cell office:value-type="float" office:value="-0.434351474">
                <text:p>-0.434351474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8.1529412">
                <text:p>8.1529412</text:p>
              </table:table-cell>
              <table:table-cell office:value-type="float" office:value="-0.868344963">
                <text:p>-0.868344963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8.336789">
                <text:p>8.336789</text:p>
              </table:table-cell>
              <table:table-cell office:value-type="float" office:value="-0.434169829">
                <text:p>-0.434169829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8.4852814">
                <text:p>8.4852814</text:p>
              </table:table-cell>
              <table:table-cell office:value-type="float" office:value="-0.217242554">
                <text:p>-0.21724255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8.5701342">
                <text:p>8.5701342</text:p>
              </table:table-cell>
              <table:table-cell office:value-type="float" office:value="-0.651260495">
                <text:p>-0.65126049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8.6054895">
                <text:p>8.6054895</text:p>
              </table:table-cell>
              <table:table-cell office:value-type="float" office:value="-0.434248656">
                <text:p>-0.434248656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8.6903423">
                <text:p>8.6903423</text:p>
              </table:table-cell>
              <table:table-cell office:value-type="float" office:value="-0.434247434">
                <text:p>-0.434247434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8.8317637">
                <text:p>8.8317637</text:p>
              </table:table-cell>
              <table:table-cell office:value-type="float" office:value="-0.434175462">
                <text:p>-0.434175462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8.860048">
                <text:p>8.860048</text:p>
              </table:table-cell>
              <table:table-cell office:value-type="float" office:value="-0.434379369">
                <text:p>-0.434379369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9.0297536">
                <text:p>9.0297536</text:p>
              </table:table-cell>
              <table:table-cell office:value-type="float" office:value="-0.434128642">
                <text:p>-0.43412864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9.1923882">
                <text:p>9.1923882</text:p>
              </table:table-cell>
              <table:table-cell office:value-type="float" office:value="-0.651638567">
                <text:p>-0.651638567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9.2489567">
                <text:p>9.2489567</text:p>
              </table:table-cell>
              <table:table-cell office:value-type="float" office:value="-0.434163451">
                <text:p>-0.434163451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9.2701699">
                <text:p>9.2701699</text:p>
              </table:table-cell>
              <table:table-cell office:value-type="float" office:value="-0.434233367">
                <text:p>-0.43423336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9.3550227">
                <text:p>9.3550227</text:p>
              </table:table-cell>
              <table:table-cell office:value-type="float" office:value="-0.434175789">
                <text:p>-0.43417578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9.5105862">
                <text:p>9.5105862</text:p>
              </table:table-cell>
              <table:table-cell office:value-type="float" office:value="-0.434243828">
                <text:p>-0.434243828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9.5671547">
                <text:p>9.5671547</text:p>
              </table:table-cell>
              <table:table-cell office:value-type="float" office:value="-0.434502304">
                <text:p>-0.434502304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9.7227182">
                <text:p>9.7227182</text:p>
              </table:table-cell>
              <table:table-cell office:value-type="float" office:value="-0.434220761">
                <text:p>-0.43422076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9.8005">
                <text:p>9.8005</text:p>
              </table:table-cell>
              <table:table-cell office:value-type="float" office:value="-0.217128858">
                <text:p>-0.217128858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9.8217132">
                <text:p>9.8217132</text:p>
              </table:table-cell>
              <table:table-cell office:value-type="float" office:value="-0.434179574">
                <text:p>-0.434179574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9.8994949">
                <text:p>9.8994949</text:p>
              </table:table-cell>
              <table:table-cell office:value-type="float" office:value="-0.651463032">
                <text:p>-0.651463032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9.9772767">
                <text:p>9.9772767</text:p>
              </table:table-cell>
              <table:table-cell office:value-type="float" office:value="-0.434372038">
                <text:p>-0.43437203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0.0267742">
                <text:p>10.0267742</text:p>
              </table:table-cell>
              <table:table-cell office:value-type="float" office:value="-0.434173942">
                <text:p>-0.43417394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0.1964798">
                <text:p>10.1964798</text:p>
              </table:table-cell>
              <table:table-cell office:value-type="float" office:value="-0.434210539">
                <text:p>-0.43421053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0.2742615">
                <text:p>10.2742615</text:p>
              </table:table-cell>
              <table:table-cell office:value-type="float" office:value="-0.434491843">
                <text:p>-0.434491843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0.4156829">
                <text:p>10.4156829</text:p>
              </table:table-cell>
              <table:table-cell office:value-type="float" office:value="-0.868606508">
                <text:p>-0.868606508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0.4651804">
                <text:p>10.4651804</text:p>
              </table:table-cell>
              <table:table-cell office:value-type="float" office:value="-0.434314251">
                <text:p>-0.434314251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0.5571042">
                <text:p>10.5571042</text:p>
              </table:table-cell>
              <table:table-cell office:value-type="float" office:value="-0.434265882">
                <text:p>-0.434265882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0.6066017">
                <text:p>10.6066017</text:p>
              </table:table-cell>
              <table:table-cell office:value-type="float" office:value="-0.217194349">
                <text:p>-0.217194349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0.6773124">
                <text:p>10.6773124</text:p>
              </table:table-cell>
              <table:table-cell office:value-type="float" office:value="-0.434378624">
                <text:p>-0.434378624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0.6985256">
                <text:p>10.6985256</text:p>
              </table:table-cell>
              <table:table-cell office:value-type="float" office:value="-0.43428576">
                <text:p>-0.43428576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0.8823734">
                <text:p>10.8823734</text:p>
              </table:table-cell>
              <table:table-cell office:value-type="float" office:value="-0.434320182">
                <text:p>-0.43432018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0.9742972">
                <text:p>10.9742972</text:p>
              </table:table-cell>
              <table:table-cell office:value-type="float" office:value="-0.434317976">
                <text:p>-0.434317976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1.0237947">
                <text:p>11.0237947</text:p>
              </table:table-cell>
              <table:table-cell office:value-type="float" office:value="-0.217217132">
                <text:p>-0.21721713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1.0450079">
                <text:p>11.0450079</text:p>
              </table:table-cell>
              <table:table-cell office:value-type="float" office:value="-0.434460253">
                <text:p>-0.434460253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1.1157186">
                <text:p>11.1157186</text:p>
              </table:table-cell>
              <table:table-cell office:value-type="float" office:value="-0.868759871">
                <text:p>-0.86875987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1.2217846">
                <text:p>11.2217846</text:p>
              </table:table-cell>
              <table:table-cell office:value-type="float" office:value="-0.434509248">
                <text:p>-0.434509248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1.3137085">
                <text:p>11.3137085</text:p>
              </table:table-cell>
              <table:table-cell office:value-type="float" office:value="-0.108559012">
                <text:p>-0.108559012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1.3773481">
                <text:p>11.3773481</text:p>
              </table:table-cell>
              <table:table-cell office:value-type="float" office:value="-0.651663423">
                <text:p>-0.651663423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1.575338">
                <text:p>11.575338</text:p>
              </table:table-cell>
              <table:table-cell office:value-type="float" office:value="-0.217150852">
                <text:p>-0.217150852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1.6389776">
                <text:p>11.6389776</text:p>
              </table:table-cell>
              <table:table-cell office:value-type="float" office:value="-0.434490979">
                <text:p>-0.434490979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1.681404">
                <text:p>11.681404</text:p>
              </table:table-cell>
              <table:table-cell office:value-type="float" office:value="-0.434420526">
                <text:p>-0.434420526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1.7662568">
                <text:p>11.7662568</text:p>
              </table:table-cell>
              <table:table-cell office:value-type="float" office:value="-0.434437841">
                <text:p>-0.434437841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1.8935361">
                <text:p>11.8935361</text:p>
              </table:table-cell>
              <table:table-cell office:value-type="float" office:value="-0.217150107">
                <text:p>-0.217150107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2.2470895">
                <text:p>12.2470895</text:p>
              </table:table-cell>
              <table:table-cell office:value-type="float" office:value="-0.217241868">
                <text:p>-0.217241868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2.2683027">
                <text:p>12.2683027</text:p>
              </table:table-cell>
              <table:table-cell office:value-type="float" office:value="-0.434404224">
                <text:p>-0.434404224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2.3319423">
                <text:p>12.3319423</text:p>
              </table:table-cell>
              <table:table-cell office:value-type="float" office:value="-0.217195034">
                <text:p>-0.217195034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2.8622723">
                <text:p>12.8622723</text:p>
              </table:table-cell>
              <table:table-cell office:value-type="float" office:value="-0.217272937">
                <text:p>-0.217272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